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0000" fo:font-size="16pt" fo:language="en" fo:country="US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ff0000" fo:font-size="20pt" fo:language="en" fo:country="US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color="#ff0000" fo:font-size="20pt" fo:language="en" fo:country="US" style:font-size-asian="20pt" style:font-size-complex="2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ff3333" fo:font-weight="bold" style:font-weight-asian="bold" style:font-weight-complex="bold"/>
    </style:style>
    <style:style style:name="P6" style:family="paragraph" style:parent-style-name="Standard">
      <style:paragraph-properties fo:margin-top="0cm" fo:margin-bottom="0.499cm" style:line-height-at-least="0.503cm"/>
      <style:text-properties fo:color="#cdd3de" style:font-name="Consolas" fo:font-size="10.5pt" fo:font-weight="normal" fo:background-color="#1b2b34"/>
    </style:style>
    <style:style style:name="P7" style:family="paragraph" style:parent-style-name="Standard">
      <style:text-properties fo:color="#ff3333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fo:language="en" fo:country="US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c594c5"/>
    </style:style>
    <style:style style:name="T8" style:family="text">
      <style:text-properties fo:color="#c594c5" fo:language="en" fo:country="US"/>
    </style:style>
    <style:style style:name="T9" style:family="text">
      <style:text-properties fo:color="#5fb3b3"/>
    </style:style>
    <style:style style:name="T10" style:family="text">
      <style:text-properties fo:color="#5fb3b3" fo:language="en" fo:country="US"/>
    </style:style>
    <style:style style:name="T11" style:family="text">
      <style:text-properties fo:color="#5fb3b3" style:font-name="Consolas" fo:font-size="10.5pt" fo:font-weight="normal"/>
    </style:style>
    <style:style style:name="T12" style:family="text">
      <style:text-properties fo:color="#6699cc"/>
    </style:style>
    <style:style style:name="T13" style:family="text">
      <style:text-properties fo:color="#6699cc" fo:language="en" fo:country="US"/>
    </style:style>
    <style:style style:name="T14" style:family="text">
      <style:text-properties fo:color="#6699cc" style:font-name="Consolas" fo:font-size="10.5pt" fo:font-weight="normal"/>
    </style:style>
    <style:style style:name="T15" style:family="text">
      <style:text-properties fo:color="#99c794"/>
    </style:style>
    <style:style style:name="T16" style:family="text">
      <style:text-properties fo:color="#99c794" fo:language="en" fo:country="US"/>
    </style:style>
    <style:style style:name="T17" style:family="text">
      <style:text-properties fo:color="#99c794" style:font-name="Consolas" fo:font-size="10.5pt" fo:font-weight="normal"/>
    </style:style>
    <style:style style:name="T18" style:family="text">
      <style:text-properties fo:color="#f99157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font-variant="normal" fo:text-transform="none" fo:color="#2d2f31" style:font-name="Udemy Sans" fo:font-size="9pt" fo:letter-spacing="normal" fo:language="en" fo:country="US" fo:font-style="normal" fo:font-weight="normal"/>
    </style:style>
    <style:style style:name="T21" style:family="text">
      <style:text-properties fo:font-variant="normal" fo:text-transform="none" fo:color="#2d2f31" style:font-name="Udemy Sans" fo:font-size="9pt" fo:letter-spacing="normal" fo:font-style="normal" fo:font-weight="normal"/>
    </style:style>
    <style:style style:name="T22" style:family="text">
      <style:text-properties fo:font-variant="normal" fo:text-transform="none" fo:color="#2d2f31" fo:letter-spacing="normal" fo:language="en" fo:country="US"/>
    </style:style>
    <style:style style:name="T23" style:family="text">
      <style:text-properties fo:color="#65737e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ction 2. <text:span text:style-name="T1">Основы </text:span>Java Script.</text:p>
      <text:p text:style-name="P4"/>
      <text:p text:style-name="P4">//<text:span text:style-name="T3"> Lesson 20  Условия</text:span></text:p>
      <text:p text:style-name="Standard"/>
      <text:p text:style-name="Standard">// const nums = 50;</text:p>
      <text:p text:style-name="Standard">// if (8 == 9){</text:p>
      <text:p text:style-name="Standard">//  console.log('ok');</text:p>
      <text:p text:style-name="Standard">// }else {</text:p>
      <text:p text:style-name="Standard">//  console.log('error');</text:p>
      <text:p text:style-name="Standard">// }</text:p>
      <text:p text:style-name="Standard"/>
      <text:p text:style-name="Standard">// if (nums &lt; 50) {</text:p>
      <text:p text:style-name="Standard">//  console.log('мало');</text:p>
      <text:p text:style-name="Standard">// }else if (nums &gt; 50) {</text:p>
      <text:p text:style-name="Standard">//  console.log('много');</text:p>
      <text:p text:style-name="Standard">// }else {</text:p>
      <text:p text:style-name="Standard">//  console.log('ok');</text:p>
      <text:p text:style-name="Standard">// }</text:p>
      <text:p text:style-name="Standard"/>
      <text:p text:style-name="Standard">// const nums = 50;</text:p>
      <text:p text:style-name="Standard">// switch (nums) {</text:p>
      <text:p text:style-name="Standard">//  case 49:</text:p>
      <text:p text:style-name="Standard">//      console.log('мало');</text:p>
      <text:p text:style-name="Standard">//      break;</text:p>
      <text:p text:style-name="Standard">//  case 100:</text:p>
      <text:p text:style-name="Standard">//      console.log('Много');</text:p>
      <text:p text:style-name="Standard">//      break;</text:p>
      <text:p text:style-name="Standard">//  case 51:</text:p>
      <text:p text:style-name="Standard">//      console.log('Да');</text:p>
      <text:p text:style-name="Standard">//      break;</text:p>
      <text:p text:style-name="Standard">//  default:</text:p>
      <text:p text:style-name="Standard">//      console.log('Не в этот раз');   </text:p>
      <text:p text:style-name="Standard">//      break;      </text:p>
      <text:p text:style-name="Standard">// }</text:p>
      <text:p text:style-name="Standard"/>
      <text:p text:style-name="Standard">// Тернарный оператор</text:p>
      <text:p text:style-name="Standard">// const nums = 50;</text:p>
      <text:p text:style-name="Standard">// (nums === 50) ? console.log('ok') : console.log('error');</text:p>
      <text:p text:style-name="Standard"><text:line-break/></text:p>
      <text:p text:style-name="Standard">// <text:span text:style-name="T3">Lesson 21 Логические операторы</text:span></text:p>
      <text:p text:style-name="Standard"/>
      <text:p text:style-name="Standard">// const hamburger = true,</text:p>
      <text:p text:style-name="Standard">//  fris = true;</text:p>
      <text:p text:style-name="Standard"/>
      <text:p text:style-name="Standard">// if (hamburger &amp;&amp; fris){</text:p>
      <text:p text:style-name="Standard">//  console.log("Я сыт");</text:p>
      <text:p text:style-name="Standard">// }</text:p>
      <text:p text:style-name="Standard">// console.log((hamburger &amp;&amp; fris));</text:p>
      <text:p text:style-name="Standard"/>
      <text:p text:style-name="Standard">// const hamburger = 3,</text:p>
      <text:p text:style-name="Standard">//  fris = 1,</text:p>
      <text:p text:style-name="Standard"><text:soft-page-break/>//  cola = 0;</text:p>
      <text:p text:style-name="Standard">// console.log(hamburger ===3 &amp;&amp; cola &amp;&amp; fris);</text:p>
      <text:p text:style-name="Standard"/>
      <text:p text:style-name="Standard">// console.log(1 &amp;&amp; 0);</text:p>
      <text:p text:style-name="Standard">// console.log(5 &amp;&amp; 1);</text:p>
      <text:p text:style-name="Standard">// console.log(null &amp;&amp; 5);</text:p>
      <text:p text:style-name="Standard">// console.log(0 &amp;&amp; 'rrrrrrrrrrrr');</text:p>
      <text:p text:style-name="Standard">// // &amp;&amp; Всегда запинается на false</text:p>
      <text:p text:style-name="Standard">// // &amp;&amp; Всегда выдаёт последний правдивый элемент</text:p>
      <text:p text:style-name="Standard"/>
      <text:p text:style-name="Standard">// if (hamburger ===3 &amp;&amp; cola ===1 &amp;&amp; fris){</text:p>
      <text:p text:style-name="Standard">//  console.log("Все сыты");</text:p>
      <text:p text:style-name="Standard">// }else {</text:p>
      <text:p text:style-name="Standard">//  console.log('Мы уходим');</text:p>
      <text:p text:style-name="Standard">// }</text:p>
      <text:p text:style-name="Standard"/>
      <text:p text:style-name="Standard">//  || Запинается на правде</text:p>
      <text:p text:style-name="Standard">//  || Если всё false, то возвращается последнее ложное значение</text:p>
      <text:p text:style-name="Standard">// const hamburger = 0,</text:p>
      <text:p text:style-name="Standard">//  fris = null,</text:p>
      <text:p text:style-name="Standard">//  cola = 0;</text:p>
      <text:p text:style-name="Standard"/>
      <text:p text:style-name="Standard">// if (hamburger ===3 || cola ===1 || fris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(hamburger ===3 || cola ===1 || fris));</text:p>
      <text:p text:style-name="Standard"/>
      <text:p text:style-name="Standard">// let jonnReport, alexReport, samReport, mariaReport = 'done';</text:p>
      <text:p text:style-name="Standard">// console.log( jonnReport || alexReport || samReport || mariaReport);</text:p>
      <text:p text:style-name="Standard"/>
      <text:p text:style-name="Standard">// const hamburger = 3,</text:p>
      <text:p text:style-name="Standard">//  fris = 3,</text:p>
      <text:p text:style-name="Standard">//  cola = 0,</text:p>
      <text:p text:style-name="Standard">//  tee = 2;</text:p>
      <text:p text:style-name="Standard">    </text:p>
      <text:p text:style-name="Standard"/>
      <text:p text:style-name="Standard">// if (hamburger ===3 &amp;&amp; cola ===2 || fris ===3 &amp;&amp; tee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hamburger ===3 &amp;&amp; cola ===2);</text:p>
      <text:p text:style-name="Standard">// console.log( fris ===3 &amp;&amp; tee);</text:p>
      <text:p text:style-name="Standard">// console.log((hamburger ===3 &amp;&amp; cola ===2 || fris ===3 &amp;&amp; tee));</text:p>
      <text:p text:style-name="Standard"/>
      <text:p text:style-name="Standard">// console.log(!0);</text:p>
      <text:p text:style-name="Standard"/>
      <text:p text:style-name="Standard">// Задание Что выводится в консолле</text:p>
      <text:p text:style-name="Standard">// console.log(NaN || 2 || undefined);</text:p>
      <text:p text:style-name="Standard">// console.log(NaN &amp;&amp; 2 &amp;&amp; undefined);</text:p>
      <text:p text:style-name="Standard"><text:soft-page-break/>// console.log(1 &amp;&amp; 2 &amp;&amp; 3);</text:p>
      <text:p text:style-name="Standard">// console.log(!1 &amp;&amp; 2 || !3);</text:p>
      <text:p text:style-name="Standard">// console.log(25 || null &amp;&amp; !3);</text:p>
      <text:p text:style-name="Standard">// console.log(NaN || null || !3 || undefined || 5);</text:p>
      <text:p text:style-name="Standard">// console.log(NaN || null &amp;&amp; !3 &amp;&amp; undefined || 5);</text:p>
      <text:p text:style-name="Standard">// console.log(5 === 5 &amp;&amp; 3 &gt; 1|| 5);</text:p>
      <text:p text:style-name="Standard"/>
      <text:p text:style-name="Standard">// const hamburger = 3;</text:p>
      <text:p text:style-name="Standard">// const fries = 3;</text:p>
      <text:p text:style-name="Standard">// const cola = 0;</text:p>
      <text:p text:style-name="Standard">// const nuggets = 2;</text:p>
      <text:p text:style-name="Standard"/>
      <text:p text:style-name="Standard">// if (hamburger === 3 &amp;&amp; cola || fries === 3 &amp;&amp; nuggets) {</text:p>
      <text:p text:style-name="Standard">//    console.log('Done!')</text:p>
      <text:p text:style-name="Standard">// }</text:p>
      <text:p text:style-name="Standard"><text:line-break/></text:p>
      <text:p text:style-name="Standard">// <text:span text:style-name="T3">Lesson 22 Цыклы</text:span></text:p>
      <text:p text:style-name="Standard"/>
      <text:p text:style-name="Standard">// let num = 50;</text:p>
      <text:p text:style-name="Standard"/>
      <text:p text:style-name="Standard">// while (num &lt;= 55) {</text:p>
      <text:p text:style-name="Standard">//     console.log(num);</text:p>
      <text:p text:style-name="Standard">//     num++</text:p>
      <text:p text:style-name="Standard">// }</text:p>
      <text:p text:style-name="Standard"/>
      <text:p text:style-name="Standard">// do {</text:p>
      <text:p text:style-name="Standard">//     console.log(num);</text:p>
      <text:p text:style-name="Standard">//     num++</text:p>
      <text:p text:style-name="Standard">// }while (num &lt;= 55);</text:p>
      <text:p text:style-name="Standard"/>
      <text:p text:style-name="Standard">// for (let i = 1; i &lt; 8; i++){</text:p>
      <text:p text:style-name="Standard">//     // console.log(i);</text:p>
      <text:p text:style-name="Standard">//     console.log(num);</text:p>
      <text:p text:style-name="Standard">//     num++;</text:p>
      <text:p text:style-name="Standard">// }</text:p>
      <text:p text:style-name="Standard"/>
      <text:p text:style-name="Standard">// for (let i = 1; i &lt; 10; i++){</text:p>
      <text:p text:style-name="Standard">//     if (i === 6){</text:p>
      <text:p text:style-name="Standard">//         // break;</text:p>
      <text:p text:style-name="Standard">//         continue;</text:p>
      <text:p text:style-name="Standard">//     }</text:p>
      <text:p text:style-name="Standard">//     console.log(i); </text:p>
      <text:p text:style-name="Standard">// }</text:p>
      <text:p text:style-name="Standard"><text:line-break/></text:p>
      <text:p text:style-name="Standard">// <text:span text:style-name="T3">Lesson 23 Цыклы в цыкле и метки</text:span></text:p>
      <text:p text:style-name="P5"/>
      <text:p text:style-name="Standard">// for (let i =0; i &lt; 3; i++){</text:p>
      <text:p text:style-name="Standard">//  console.log(i);</text:p>
      <text:p text:style-name="Standard">//  for (let j =0; j &lt; 3; j++){</text:p>
      <text:p text:style-name="Standard">//      console.log(i);</text:p>
      <text:p text:style-name="Standard"><text:soft-page-break/>//  }</text:p>
      <text:p text:style-name="Standard">// }</text:p>
      <text:p text:style-name="Standard"/>
      <text:p text:style-name="Standard">// *</text:p>
      <text:p text:style-name="Standard">// **</text:p>
      <text:p text:style-name="Standard">// ***</text:p>
      <text:p text:style-name="Standard">// ****</text:p>
      <text:p text:style-name="Standard">// *****</text:p>
      <text:p text:style-name="Standard">// ******</text:p>
      <text:p text:style-name="Standard"/>
      <text:p text:style-name="Standard">// let result = '';</text:p>
      <text:p text:style-name="Standard">// const lenght = 7;</text:p>
      <text:p text:style-name="Standard">// for (let i =1; i &lt; lenght; i++){</text:p>
      <text:p text:style-name="Standard">//  for(let j = 0; j &lt; i; j++){</text:p>
      <text:p text:style-name="Standard">//      result +='*';</text:p>
      <text:p text:style-name="Standard">//  }</text:p>
      <text:p text:style-name="Standard">//  result +='\n';</text:p>
      <text:p text:style-name="Standard">// }</text:p>
      <text:p text:style-name="Standard">// console.log(result);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continue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break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let str = '';</text:p>
      <text:p text:style-name="Standard"/>
      <text:p text:style-name="Standard">// loop1: for (let i = 0; i &lt; 5; i++) {</text:p>
      <text:p text:style-name="Standard">//   if (i === 1) {</text:p>
      <text:p text:style-name="Standard">//     continue loop1;</text:p>
      <text:p text:style-name="Standard">//   }</text:p>
      <text:p text:style-name="Standard">//   str = str + i;</text:p>
      <text:p text:style-name="Standard">// }</text:p>
      <text:p text:style-name="Standard"/>
      <text:p text:style-name="Standard">// console.log(str);</text:p>
      <text:p text:style-name="Standard"><text:soft-page-break/></text:p>
      <text:p text:style-name="Standard">// <text:span text:style-name="T3">Lesson 25 Функции стрелочные</text:span></text:p>
      <text:p text:style-name="Standard"/>
      <text:p text:style-name="Standard">// let num = 20;</text:p>
      <text:p text:style-name="Standard">// function ret() {</text:p>
      <text:p text:style-name="Standard">//  let num = 50;</text:p>
      <text:p text:style-name="Standard">    </text:p>
      <text:p text:style-name="Standard">//  return num;</text:p>
      <text:p text:style-name="Standard">// }</text:p>
      <text:p text:style-name="Standard">// const anotherNum = ret();</text:p>
      <text:p text:style-name="Standard">// console.log(anotherNum);</text:p>
      <text:p text:style-name="Standard">// console.log(num);</text:p>
      <text:p text:style-name="Standard"/>
      <text:p text:style-name="Standard">// let logger = function(){</text:p>
      <text:p text:style-name="Standard">//  console.log('Hello');</text:p>
      <text:p text:style-name="Standard">// };</text:p>
      <text:p text:style-name="Standard">// logger();</text:p>
      <text:p text:style-name="Standard"/>
      <text:p text:style-name="Standard">// const calc = (a, b) =&gt; a + b;</text:p>
      <text:p text:style-name="Standard">// const calcTwo= (a, b) =&gt; {</text:p>
      <text:p text:style-name="Standard">//  console.log('1');</text:p>
      <text:p text:style-name="Standard">//  return a + b;</text:p>
      <text:p text:style-name="Standard">// };</text:p>
      <text:p text:style-name="Standard">// console.log(calc(2, 2));</text:p>
      <text:p text:style-name="Standard">// console.log(calcTwo(5, 5));</text:p>
      <text:p text:style-name="Standard"><text:line-break/></text:p>
      <text:p text:style-name="Standard">// <text:span text:style-name="T3">Lesson 26  Ещё паз про аргументы функций. Валюты.</text:span></text:p>
      <text:p text:style-name="Standard"/>
      <text:p text:style-name="Standard">// const usaCurs = 28;</text:p>
      <text:p text:style-name="Standard">// const eurCurs = 32;</text:p>
      <text:p text:style-name="Standard"/>
      <text:p text:style-name="Standard">// function convert (amount, curs) {</text:p>
      <text:p text:style-name="Standard">//  console.log(curs * amount);</text:p>
      <text:p text:style-name="Standard">// }</text:p>
      <text:p text:style-name="Standard">// convert(500, usaCurs);</text:p>
      <text:p text:style-name="Standard">// convert(600 , eurCurs);</text:p>
      <text:p text:style-name="Standard"><text:line-break/></text:p>
      <text:p text:style-name="Standard">// lesson 27 Про важность return</text:p>
      <text:p text:style-name="Standard"/>
      <text:p text:style-name="Standard">// const  usdCur = 28;</text:p>
      <text:p text:style-name="Standard">// const discount = 0.9;</text:p>
      <text:p text:style-name="Standard"/>
      <text:p text:style-name="Standard">// function convent (amount, curr){</text:p>
      <text:p text:style-name="Standard">//  return curr * amount;</text:p>
      <text:p text:style-name="Standard">// }</text:p>
      <text:p text:style-name="Standard"/>
      <text:p text:style-name="Standard">// function promotion(result) {</text:p>
      <text:p text:style-name="Standard">//  console.log(result * discount);</text:p>
      <text:p text:style-name="Standard">// }</text:p>
      <text:p text:style-name="Standard">// const res = convent(500, usdCur);</text:p>
      <text:p text:style-name="Standard"><text:soft-page-break/>// promotion(res);</text:p>
      <text:p text:style-name="Standard"><text:line-break/></text:p>
      <text:p text:style-name="Standard">// Coding Execise 6. Задание на работу в функциями.</text:p>
      <text:p text:style-name="Standard"/>
      <text:p text:style-name="Standard">// function sayHello(user) {</text:p>
      <text:p text:style-name="Standard">//  return `Привет, ${user}!`;</text:p>
      <text:p text:style-name="Standard">//  // console.log(`Привет, ${user}!`);</text:p>
      <text:p text:style-name="Standard">// }</text:p>
      <text:p text:style-name="Standard">// sayHello('Антон');</text:p>
      <text:p text:style-name="Standard"/>
      <text:p text:style-name="Standard">// function returnNeighboringNumbers(num) {</text:p>
      <text:p text:style-name="Standard">//   return [num - 1, num, num + 1];</text:p>
      <text:p text:style-name="Standard">//  //  console.log([num - 1, num, num + 1]); </text:p>
      <text:p text:style-name="Standard">// }</text:p>
      <text:p text:style-name="Standard">// returnNeighboringNumbers(5);</text:p>
      <text:p text:style-name="Standard"/>
      <text:p text:style-name="Standard">// function getMathResult(num, times) {</text:p>
      <text:p text:style-name="Standard">//  if (typeof(times) !== 'number' || times &lt;= 0) {</text:p>
      <text:p text:style-name="Standard">//      return num;</text:p>
      <text:p text:style-name="Standard">//  }</text:p>
      <text:p text:style-name="Standard"/>
      <text:p text:style-name="Standard">//  let str = '';</text:p>
      <text:p text:style-name="Standard"/>
      <text:p text:style-name="Standard">//  for (let i = 1; i &lt;= times; i++) {</text:p>
      <text:p text:style-name="Standard">//      if (i === times) {</text:p>
      <text:p text:style-name="Standard">//          str += `${num * i}`;</text:p>
      <text:p text:style-name="Standard">//      } else {</text:p>
      <text:p text:style-name="Standard">//          str += `${num * i}---`;</text:p>
      <text:p text:style-name="Standard">//      }</text:p>
      <text:p text:style-name="Standard">//  }</text:p>
      <text:p text:style-name="Standard"/>
      <text:p text:style-name="Standard">//  return str;</text:p>
      <text:p text:style-name="Standard">// }</text:p>
      <text:p text:style-name="Standard"/>
      <text:p text:style-name="Standard">// getMathResult(10, 5);</text:p>
      <text:p text:style-name="Standard"><text:line-break/></text:p>
      <text:p text:style-name="Standard">// <text:span text:style-name="T3">lesson 28 Mетоды и свойства строк и чисел</text:span></text:p>
      <text:p text:style-name="Standard"/>
      <text:p text:style-name="Standard">// const str = 'tEst';</text:p>
      <text:p text:style-name="Standard">// console.log(str.toUpperCase());</text:p>
      <text:p text:style-name="Standard">// console.log(str.toLowerCase());</text:p>
      <text:p text:style-name="Standard">// console.log(str);</text:p>
      <text:p text:style-name="Standard"/>
      <text:p text:style-name="Standard">// const fruit = 'Some fruit';</text:p>
      <text:p text:style-name="Standard">// console.log(fruit.indexOf('fruit'));</text:p>
      <text:p text:style-name="Standard">// console.log(fruit.indexOf('q'));</text:p>
      <text:p text:style-name="Standard"/>
      <text:p text:style-name="Standard">// const logg = 'Hello world';</text:p>
      <text:p text:style-name="Standard">// console.log(logg.slice(6, 11));</text:p>
      <text:p text:style-name="Standard">// console.log(logg.slice(2));</text:p>
      <text:p text:style-name="Standard"><text:soft-page-break/>// console.log(logg.slice(-7, -1));</text:p>
      <text:p text:style-name="Standard">// console.log(logg.substring(6, 11));</text:p>
      <text:p text:style-name="Standard">// console.log(logg.substr(6, 5));</text:p>
      <text:p text:style-name="Standard"/>
      <text:p text:style-name="Standard">// Math Библиотека методов чисел в консоли</text:p>
      <text:p text:style-name="Standard">// const num = 12.2;</text:p>
      <text:p text:style-name="Standard">// console.log(Math.round(num));</text:p>
      <text:p text:style-name="Standard"/>
      <text:p text:style-name="Standard">// const test = '12.2px';</text:p>
      <text:p text:style-name="Standard">// console.log(parseInt(test));</text:p>
      <text:p text:style-name="Standard">// console.log(parseFloat(test));</text:p>
      <text:p text:style-name="Standard"><text:line-break/></text:p>
      <text:p text:style-name="Standard">// Lesson 31 Callback функции</text:p>
      <text:p text:style-name="Standard"/>
      <text:p text:style-name="Standard">// function first (){</text:p>
      <text:p text:style-name="Standard">//  setTimeout(function() {</text:p>
      <text:p text:style-name="Standard">//      console.log(1);</text:p>
      <text:p text:style-name="Standard">//  },500);</text:p>
      <text:p text:style-name="Standard">// }</text:p>
      <text:p text:style-name="Standard"/>
      <text:p text:style-name="Standard">// function second (){</text:p>
      <text:p text:style-name="Standard">//  console.log(2);</text:p>
      <text:p text:style-name="Standard">// }</text:p>
      <text:p text:style-name="Standard"/>
      <text:p text:style-name="Standard">// first ();</text:p>
      <text:p text:style-name="Standard">// second ();</text:p>
      <text:p text:style-name="Standard"/>
      <text:p text:style-name="Standard">// function lernJS (lang, calback){</text:p>
      <text:p text:style-name="Standard">//  console.log(`I lern ${lang}`);</text:p>
      <text:p text:style-name="Standard">//  calback();</text:p>
      <text:p text:style-name="Standard">// }</text:p>
      <text:p text:style-name="Standard"/>
      <text:p text:style-name="Standard">// function dane(){</text:p>
      <text:p text:style-name="Standard">//  console.log('YES');</text:p>
      <text:p text:style-name="Standard">// }</text:p>
      <text:p text:style-name="Standard">// lernJS('Java Script', dane);</text:p>
      <text:p text:style-name="Standard"><text:line-break/><text:line-break/></text:p>
      <text:p text:style-name="Standard">//<text:span text:style-name="T3"> lesson - 32 Обьекты, деструкуризация обьектов.</text:span></text:p>
      <text:p text:style-name="P5"/>
      <text:p text:style-name="Standard">// const options = {</text:p>
      <text:p text:style-name="Standard">//  name: 'test',</text:p>
      <text:p text:style-name="Standard">//  with: 1024,</text:p>
      <text:p text:style-name="Standard">//  height: 1024,</text:p>
      <text:p text:style-name="Standard">//  colors: {</text:p>
      <text:p text:style-name="Standard">//      border: 'black',</text:p>
      <text:p text:style-name="Standard">//      bg: 'red'</text:p>
      <text:p text:style-name="Standard">//  },</text:p>
      <text:p text:style-name="Standard">//  makeTest: function(){</text:p>
      <text:p text:style-name="Standard">//      console.log('Test');</text:p>
      <text:p text:style-name="Standard"><text:soft-page-break/>//  }</text:p>
      <text:p text:style-name="Standard">// };</text:p>
      <text:p text:style-name="Standard">// options.makeTest();</text:p>
      <text:p text:style-name="Standard"/>
      <text:p text:style-name="Standard">// const {border, br} = options.colors;</text:p>
      <text:p text:style-name="Standard">// console.log(border);</text:p>
      <text:p text:style-name="Standard"/>
      <text:p text:style-name="Standard">// console.log(Object.keys(options));</text:p>
      <text:p text:style-name="Standard">// console.log(Object.keys(options).length);</text:p>
      <text:p text:style-name="Standard"/>
      <text:p text:style-name="Standard">// console.log(options.colors.border);</text:p>
      <text:p text:style-name="Standard">// delete options.name;</text:p>
      <text:p text:style-name="Standard">// console.log(options);</text:p>
      <text:p text:style-name="Standard"/>
      <text:p text:style-name="Standard">// let counter = 0;</text:p>
      <text:p text:style-name="Standard"/>
      <text:p text:style-name="Standard">// for (let key in options){</text:p>
      <text:p text:style-name="Standard">//  if (typeof (options[key]) === 'object'){</text:p>
      <text:p text:style-name="Standard">//      for (let i in options[key]) {</text:p>
      <text:p text:style-name="Standard">//          console.log(`Свойство ${key} имеет значение ${options[key][i]}`);</text:p>
      <text:p text:style-name="Standard">//          counter++;</text:p>
      <text:p text:style-name="Standard">//      }</text:p>
      <text:p text:style-name="Standard">//  } else {</text:p>
      <text:p text:style-name="Standard">//      console.log(`Свойство ${key} имеет значение ${options[key]}`);</text:p>
      <text:p text:style-name="Standard">//      counter++;</text:p>
      <text:p text:style-name="Standard">//  }</text:p>
      <text:p text:style-name="Standard">// }</text:p>
      <text:p text:style-name="Standard">// console.log(counter);</text:p>
      <text:p text:style-name="P6"/>
      <text:p text:style-name="P6"/>
      <text:p text:style-name="P4">//<text:span text:style-name="T2"> </text:span><text:span text:style-name="T3">lesson 33 Масивы и псевдомасивы</text:span></text:p>
      <text:p text:style-name="Standard"/>
      <text:p text:style-name="Standard">// const arr = [1, 6, 22, 36, 8];</text:p>
      <text:p text:style-name="Standard">// // arr.sort();</text:p>
      <text:p text:style-name="Standard">// arr.sort(compareNum);</text:p>
      <text:p text:style-name="Standard">// console.log(arr);</text:p>
      <text:p text:style-name="Standard">// function compareNum(a, b){</text:p>
      <text:p text:style-name="Standard">//  return a - b;</text:p>
      <text:p text:style-name="Standard">// }</text:p>
      <text:p text:style-name="Standard"/>
      <text:p text:style-name="Standard">// arr.pop();</text:p>
      <text:p text:style-name="Standard">// arr.push(10);</text:p>
      <text:p text:style-name="Standard">// console.log(arr);</text:p>
      <text:p text:style-name="Standard"/>
      <text:p text:style-name="Standard">// for (let value of arr){</text:p>
      <text:p text:style-name="Standard">//  console.log(value);</text:p>
      <text:p text:style-name="Standard">// }</text:p>
      <text:p text:style-name="Standard"/>
      <text:p text:style-name="Standard">// arr.forEach(function(item, i, arr) {</text:p>
      <text:p text:style-name="Standard">//  console.log(`${i}: ${item} внутри масива ${arr}`);</text:p>
      <text:p text:style-name="Standard"><text:soft-page-break/>// });</text:p>
      <text:p text:style-name="Standard"/>
      <text:p text:style-name="Standard">// const str = prompt('', '');</text:p>
      <text:p text:style-name="Standard">// const products = str.split(',');</text:p>
      <text:p text:style-name="Standard">// console.log(products);</text:p>
      <text:p text:style-name="Standard">// products.sort();</text:p>
      <text:p text:style-name="Standard">// console.log(products.join(';'));</text:p>
      <text:p text:style-name="P3"/>
      <text:p text:style-name="P2"/>
      <text:p text:style-name="P1"/>
      <text:p text:style-name="Standard">// <text:span text:style-name="T3">lesson - 35 Передача по ссылке или по значению</text:span></text:p>
      <text:p text:style-name="Standard"/>
      <text:p text:style-name="Standard">// let a = 5,</text:p>
      <text:p text:style-name="Standard">//  b = a;</text:p>
      <text:p text:style-name="Standard">// b = b + 5;</text:p>
      <text:p text:style-name="Standard">// console.log(b);</text:p>
      <text:p text:style-name="Standard">// console.log(a);</text:p>
      <text:p text:style-name="Standard"/>
      <text:p text:style-name="Standard">// Передача значение по ссылке</text:p>
      <text:p text:style-name="Standard">// const obj = {</text:p>
      <text:p text:style-name="Standard">//  a: 5,</text:p>
      <text:p text:style-name="Standard">//  b: 1</text:p>
      <text:p text:style-name="Standard">// };</text:p>
      <text:p text:style-name="Standard">// const copy = obj;</text:p>
      <text:p text:style-name="Standard">// copy.a = 10;</text:p>
      <text:p text:style-name="Standard">// console.log(copy);</text:p>
      <text:p text:style-name="Standard">// console.log(obj);</text:p>
      <text:p text:style-name="Standard"/>
      <text:p text:style-name="Standard">// Поверхносная копия обьекта, во вложениях ссылка</text:p>
      <text:p text:style-name="Standard">// function copy(mainObj){</text:p>
      <text:p text:style-name="Standard">//  let objCopy = {};</text:p>
      <text:p text:style-name="Standard">//  let key;</text:p>
      <text:p text:style-name="Standard">//  for (key in mainObj){</text:p>
      <text:p text:style-name="Standard">//      objCopy[key] = mainObj[key];</text:p>
      <text:p text:style-name="Standard">//  }</text:p>
      <text:p text:style-name="Standard">//  return objCopy;</text:p>
      <text:p text:style-name="Standard">// }</text:p>
      <text:p text:style-name="Standard"/>
      <text:p text:style-name="Standard">// const numbers = {</text:p>
      <text:p text:style-name="Standard">//  a:2,</text:p>
      <text:p text:style-name="Standard">//  b:5,</text:p>
      <text:p text:style-name="Standard">//  c:{</text:p>
      <text:p text:style-name="Standard">//      x:7,</text:p>
      <text:p text:style-name="Standard">//      y:4</text:p>
      <text:p text:style-name="Standard">//  }</text:p>
      <text:p text:style-name="Standard">// };</text:p>
      <text:p text:style-name="Standard"/>
      <text:p text:style-name="Standard">// const newNumbers = copy(numbers);</text:p>
      <text:p text:style-name="Standard">// newNumbers.a = 10;</text:p>
      <text:p text:style-name="Standard">// newNumbers.c.x = 10;</text:p>
      <text:p text:style-name="Standard">// console.log(newNumbers);</text:p>
      <text:p text:style-name="Standard"><text:soft-page-break/>// console.log(numbers);</text:p>
      <text:p text:style-name="Standard"/>
      <text:p text:style-name="Standard">// Соединение обьектов</text:p>
      <text:p text:style-name="Standard">// const add = {</text:p>
      <text:p text:style-name="Standard">//  d:17,</text:p>
      <text:p text:style-name="Standard">//  e:20</text:p>
      <text:p text:style-name="Standard">// };</text:p>
      <text:p text:style-name="Standard"/>
      <text:p text:style-name="Standard">// console.log(Object.assign(numbers, add));</text:p>
      <text:p text:style-name="Standard"/>
      <text:p text:style-name="Standard">// const clone = Object.assign({}, add);</text:p>
      <text:p text:style-name="Standard">// clone.d = 20;</text:p>
      <text:p text:style-name="Standard">// console.log(add);</text:p>
      <text:p text:style-name="Standard">// console.log(clone);</text:p>
      <text:p text:style-name="Standard"/>
      <text:p text:style-name="Standard">// const oldArray = ['a', 'b', 'c'];</text:p>
      <text:p text:style-name="Standard">// const newArray = oldArray.slice();</text:p>
      <text:p text:style-name="Standard">// newArray[1] = 'aaaaaaaaaaa';</text:p>
      <text:p text:style-name="Standard">// console.log(newArray);</text:p>
      <text:p text:style-name="Standard">// console.log(oldArray);</text:p>
      <text:p text:style-name="Standard"/>
      <text:p text:style-name="Standard">// Оператор разворота</text:p>
      <text:p text:style-name="Standard">// const video = ['toutube', 'vimeo', 'rutube'],</text:p>
      <text:p text:style-name="Standard">//  blogs = ['woedpress', 'livejoournal', 'bloger'],</text:p>
      <text:p text:style-name="Standard">//  internet = [...video, ...blogs, 'vk', 'facebook'];</text:p>
      <text:p text:style-name="Standard"/>
      <text:p text:style-name="Standard">// console.log(internet);</text:p>
      <text:p text:style-name="Standard"/>
      <text:p text:style-name="Standard">// function log(a, b, c){</text:p>
      <text:p text:style-name="Standard">//  console.log(a);</text:p>
      <text:p text:style-name="Standard">//  console.log(b);</text:p>
      <text:p text:style-name="Standard">//  console.log(c);</text:p>
      <text:p text:style-name="Standard">// }</text:p>
      <text:p text:style-name="Standard"/>
      <text:p text:style-name="Standard">// const num = [2, 3, 7];</text:p>
      <text:p text:style-name="Standard">// log(...num);</text:p>
      <text:p text:style-name="Standard"/>
      <text:p text:style-name="Standard">// const arry = ['a', 'b'];</text:p>
      <text:p text:style-name="Standard">// const newArry =  [...arry];</text:p>
      <text:p text:style-name="Standard">// console.log(newArry);</text:p>
      <text:p text:style-name="Standard"/>
      <text:p text:style-name="Standard">// const d = {</text:p>
      <text:p text:style-name="Standard">//  one:1,</text:p>
      <text:p text:style-name="Standard">//  two:2</text:p>
      <text:p text:style-name="Standard">// };</text:p>
      <text:p text:style-name="Standard">// const newD = {...d};</text:p>
      <text:p text:style-name="Standard">// console.log(newD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 <text:span text:style-name="T3">lesson 36. Основы ООП, прототипно-ориентированное наследование</text:span></text:p>
      <text:p text:style-name="Standard"/>
      <text:p text:style-name="Standard">const solder = {</text:p>
      <text:p text:style-name="Standard">    health: 400,</text:p>
      <text:p text:style-name="Standard">    armor:100,</text:p>
      <text:p text:style-name="Standard">    sayHello: function(){</text:p>
      <text:p text:style-name="Standard">        console.log('Hello');</text:p>
      <text:p text:style-name="Standard">    }</text:p>
      <text:p text:style-name="Standard">};</text:p>
      <text:p text:style-name="Standard"/>
      <text:p text:style-name="Standard">// const jonh = {</text:p>
      <text:p text:style-name="Standard">//     health:100</text:p>
      <text:p text:style-name="Standard">// };</text:p>
      <text:p text:style-name="Standard"/>
      <text:p text:style-name="Standard">const jonh = Object.create(solder);</text:p>
      <text:p text:style-name="Standard"/>
      <text:p text:style-name="Standard">// Object.setPrototypeOf(jonh, solder);</text:p>
      <text:p text:style-name="Standard">// console.log(jonh.armor);</text:p>
      <text:p text:style-name="Standard">jonh.sayHello();</text:p>
      <text:p text:style-name="Standard"/>
      <text:p text:style-name="Standard"/>
      <text:p text:style-name="Standard"/>
      <text:p text:style-name="Standard">//<text:span text:style-name="T3"> Lesson - 40. Замыкание и лексическое окружение</text:span></text:p>
      <text:p text:style-name="Standard"/>
      <text:p text:style-name="Standard">function createCounter() {</text:p>
      <text:p text:style-name="Standard">    let counter = 0;</text:p>
      <text:p text:style-name="Standard"/>
      <text:p text:style-name="Standard">    const myFunction = function() {debugger</text:p>
      <text:p text:style-name="Standard">        counter = counter + 1;debugger</text:p>
      <text:p text:style-name="Standard">        // counter++;</text:p>
      <text:p text:style-name="Standard">        return counter;debugger</text:p>
      <text:p text:style-name="Standard">    };</text:p>
      <text:p text:style-name="Standard"/>
      <text:p text:style-name="Standard">    return myFunction;</text:p>
      <text:p text:style-name="Standard">}</text:p>
      <text:p text:style-name="Standard">debugger</text:p>
      <text:p text:style-name="Standard">const increment = createCounter();debugger</text:p>
      <text:p text:style-name="Standard">const c1 = increment();debugger</text:p>
      <text:p text:style-name="Standard">const c2 = increment();debugger</text:p>
      <text:p text:style-name="Standard">const c3 = increment();debugger</text:p>
      <text:p text:style-name="Standard"/>
      <text:p text:style-name="Standard">console.log(c1, c2, c3);</text:p>
      <text:p text:style-name="Standard"/>
      <text:p text:style-name="Standard"/>
      <text:p text:style-name="Standard"/>
      <text:p text:style-name="Standard"/>
      <text:p text:style-name="Standard">// <text:span text:style-name="T3">Lesson - 41. Задачи с собеседований на понимание основ</text:span></text:p>
      <text:p text:style-name="Standard"/>
      <text:p text:style-name="Standard">// Какое будет выведено значение: let x = 5; alert( x++ ); ?</text:p>
      <text:p text:style-name="Standard">// let x = 5; alert(x++);</text:p>
      <text:p text:style-name="Standard">// 5</text:p>
      <text:p text:style-name="Standard">// Cначала вернет 5, а плтом x++</text:p>
      <text:p text:style-name="Standard"><text:soft-page-break/>// let x = 5; alert(++x);</text:p>
      <text:p text:style-name="Standard">// 6</text:p>
      <text:p text:style-name="Standard">// Префиксная форма сразу возвращает результат</text:p>
      <text:p text:style-name="Standard"/>
      <text:p text:style-name="Standard">// Чему равно такое выражение: [ ] + false - null + true ?</text:p>
      <text:p text:style-name="Standard">// console.log(typeof([] + false));</text:p>
      <text:p text:style-name="Standard">// streng</text:p>
      <text:p text:style-name="Standard">// [] всегда сначчала строка</text:p>
      <text:p text:style-name="Standard">// console.log([] + false - null);</text:p>
      <text:p text:style-name="Standard">// NaN</text:p>
      <text:p text:style-name="Standard">// Это не математическая операция</text:p>
      <text:p text:style-name="Standard">// console.log([] + false - null + true);</text:p>
      <text:p text:style-name="Standard">// NaN</text:p>
      <text:p text:style-name="Standard">// Это не математическая операция</text:p>
      <text:p text:style-name="Standard"/>
      <text:p text:style-name="Standard">// Что выведет этот код: let y = 1; let x = y = 2; alert(x); ?</text:p>
      <text:p text:style-name="Standard">// let y = 1; let x = y = 2; alert(x); </text:p>
      <text:p text:style-name="Standard">// 2</text:p>
      <text:p text:style-name="Standard">// Операция с лево на право. </text:p>
      <text:p text:style-name="Standard"/>
      <text:p text:style-name="Standard">// Чему равна сумма [ ] + 1 + 2?</text:p>
      <text:p text:style-name="Standard">// console.log([ ] + 1 + 2);</text:p>
      <text:p text:style-name="Standard">// '12'</text:p>
      <text:p text:style-name="Standard">// [] строка слаживается с числом</text:p>
      <text:p text:style-name="Standard"/>
      <text:p text:style-name="Standard">// Что выведет этот код: alert('1'[0])?</text:p>
      <text:p text:style-name="Standard">// alert('1'[0]);</text:p>
      <text:p text:style-name="Standard">// 1</text:p>
      <text:p text:style-name="Standard">// [0] индекс</text:p>
      <text:p text:style-name="Standard"/>
      <text:p text:style-name="Standard">// Чему равно 2 &amp;&amp; 1 &amp;&amp; null &amp;&amp; 0 &amp;&amp; undefined ?</text:p>
      <text:p text:style-name="Standard">// console.log(2 &amp;&amp; 1 &amp;&amp; null &amp;&amp; 0 &amp;&amp; undefined);</text:p>
      <text:p text:style-name="Standard">// null</text:p>
      <text:p text:style-name="Standard">// &amp;&amp; Запинается на лжи</text:p>
      <text:p text:style-name="Standard"/>
      <text:p text:style-name="Standard">// Есть ли разница между выражениями? !!( a &amp;&amp; b ) и (a &amp;&amp; b)?</text:p>
      <text:p text:style-name="Standard">// console.log(!!( 1 &amp;&amp; 2 ) === (1 &amp;&amp; 2));</text:p>
      <text:p text:style-name="Standard">// false</text:p>
      <text:p text:style-name="Standard">// !! превращает в булиновое значение</text:p>
      <text:p text:style-name="Standard"/>
      <text:p text:style-name="Standard">// Что выведет этот код: alert( null || 2 &amp;&amp; 3 || 4 ) ?</text:p>
      <text:p text:style-name="Standard">// alert( null || 2 &amp;&amp; 3 || 4 );</text:p>
      <text:p text:style-name="Standard">// 3</text:p>
      <text:p text:style-name="Standard">// Таблица приоритетов операторов js. Возвращает  последнее значение 3. 2 &amp;&amp; 3</text:p>
      <text:p text:style-name="Standard">//  || Запинается на правде 3. null || 3</text:p>
      <text:p text:style-name="Standard">//   || Запинается на правде 3. 3 || 4</text:p>
      <text:p text:style-name="Standard"/>
      <text:p text:style-name="Standard">// a = [1, 2, 3]; b = [1, 2, 3]; Правда ли что a == b ?</text:p>
      <text:p text:style-name="Standard">// const a = [1, 2, 3];</text:p>
      <text:p text:style-name="Standard">// const b = [1, 2, 3];</text:p>
      <text:p text:style-name="Standard">// console.log( a == b);</text:p>
      <text:p text:style-name="Standard">// False Это разное хранилище информации</text:p>
      <text:p text:style-name="Standard"><text:soft-page-break/></text:p>
      <text:p text:style-name="Standard">// Что выведет этот код: alert( +'Infinity'); ?</text:p>
      <text:p text:style-name="Standard">// alert(+'Infinity');</text:p>
      <text:p text:style-name="Standard">// Infinity . Тип данных число</text:p>
      <text:p text:style-name="Standard"/>
      <text:p text:style-name="Standard">// Верно ли сравнение: 'Ёжик' &gt; 'яблоко'?</text:p>
      <text:p text:style-name="Standard">// console.log('Ёжик' &gt; 'яблоко');</text:p>
      <text:p text:style-name="Standard">// console.log('Тжяса' &gt; 'Ёжик');</text:p>
      <text:p text:style-name="Standard">// false  Cравниваются  символы Ё и я и тд и количество</text:p>
      <text:p text:style-name="Standard"/>
      <text:p text:style-name="Standard">// Чему равно 0 || '' || 2 || undefined || true || falsе ?</text:p>
      <text:p text:style-name="Standard">// console.log(0 || '' || 2 || undefined || true || falsе);</text:p>
      <text:p text:style-name="Standard">// 2 </text:p>
      <text:p text:style-name="Standard"/>
      <text:p text:style-name="Standard"/>
      <text:p text:style-name="Standard"/>
      <text:p text:style-name="Standard"/>
      <text:p text:style-name="Standard">​​<text:span text:style-name="T4">Lesson – 42  Получение элементов со страницы</text:span></text:p>
      <text:p text:style-name="Standard"><text:span text:style-name="T5"/></text:p>
      <text:p text:style-name="Standard"><text:span text:style-name="T5">const</text:span><text:span text:style-name="T5"> box </text:span><text:span text:style-name="T5">=</text:span><text:span text:style-name="T5"> document</text:span><text:span text:style-name="T5">.</text:span><text:span text:style-name="T5">getElementById</text:span><text:span text:style-name="T5">(</text:span><text:span text:style-name="T5">'</text:span><text:span text:style-name="T5">box</text:span><text:span text:style-name="T5">'</text:span><text:span text:style-name="T5">)</text:span><text:span text:style-name="T5">;</text:span></text:p>
      <text:p text:style-name="Standard">// console.log(box);</text:p>
      <text:p text:style-name="Standard"/>
      <text:p text:style-name="Standard">const buttons = document.getElementsByTagName('button');</text:p>
      <text:p text:style-name="Standard">// console.log(buttons[4]);</text:p>
      <text:p text:style-name="Standard"/>
      <text:p text:style-name="Standard">const circles = document.getElementsByClassName('circle');</text:p>
      <text:p text:style-name="Standard">// console.log(circles[0]);</text:p>
      <text:p text:style-name="Standard"/>
      <text:p text:style-name="Standard">const hearts = document.querySelectorAll('.heart');</text:p>
      <text:p text:style-name="Standard">// console.log(hearts);</text:p>
      <text:p text:style-name="Standard">hearts.forEach(item =&gt; {</text:p>
      <text:p text:style-name="Standard">    console.log(item);</text:p>
      <text:p text:style-name="Standard">});</text:p>
      <text:p text:style-name="Standard"/>
      <text:p text:style-name="Standard"/>
      <text:p text:style-name="Standard"/>
      <text:p text:style-name="Standard"/>
      <text:p text:style-name="P5"><text:span text:style-name="T5">Lesson – </text:span>43. Действия с элементами на странице </text:p>
      <text:p text:style-name="P5"/>
      <text:p text:style-name="Standard">const box = document.getElementById('box');</text:p>
      <text:p text:style-name="Standard">const btns = document.getElementsByTagName('button');</text:p>
      <text:p text:style-name="Standard">const wrapper = document.querySelector('.wrapper');</text:p>
      <text:p text:style-name="Standard">const circles = document.getElementsByClassName('circle');</text:p>
      <text:p text:style-name="Standard">const hearts = wrapper.querySelectorAll('.heart');</text:p>
      <text:p text:style-name="Standard">const oneHeart = document.querySelector('.heart');</text:p>
      <text:p text:style-name="Standard">const num = 600;</text:p>
      <text:p text:style-name="Standard"/>
      <text:p text:style-name="Standard">// console.dir(box);</text:p>
      <text:p text:style-name="Standard">// box.style.background = 'blue';</text:p>
      <text:p text:style-name="Standard">// box.style.width = '500px';</text:p>
      <text:p text:style-name="Standard">circles[0].style.backgroundColor = 'red';</text:p>
      <text:p text:style-name="Standard"/>
      <text:p text:style-name="Standard"><text:soft-page-break/>box.style.cssText = `background-color: green; width: ${num}px`;</text:p>
      <text:p text:style-name="Standard"/>
      <text:p text:style-name="Standard">btns[1].style.borderRadius = '100%';</text:p>
      <text:p text:style-name="Standard"/>
      <text:p text:style-name="Standard">// for (let i = 0; i &lt; hearts.length; i++){</text:p>
      <text:p text:style-name="Standard">    // hearts[i].style.backgroundColor = 'blue';</text:p>
      <text:p text:style-name="Standard">// }</text:p>
      <text:p text:style-name="Standard"/>
      <text:p text:style-name="Standard">hearts.forEach(item =&gt; {</text:p>
      <text:p text:style-name="Standard">    item.style.backgroundColor = 'blue';</text:p>
      <text:p text:style-name="Standard">});</text:p>
      <text:p text:style-name="Standard"/>
      <text:p text:style-name="Standard">const div = document.createElement('div');</text:p>
      <text:p text:style-name="Standard">// const text = document.createTextNode('I was here');</text:p>
      <text:p text:style-name="Standard"/>
      <text:p text:style-name="Standard">div.classList.add('black');</text:p>
      <text:p text:style-name="Standard">document.body.append(div);</text:p>
      <text:p text:style-name="Standard">// document.querySelector('.wrapper').append(div);</text:p>
      <text:p text:style-name="Standard">// wrapper.prepend(div);</text:p>
      <text:p text:style-name="Standard">// wrapper.insertBefore(div, hearts[1]);</text:p>
      <text:p text:style-name="Standard">// hearts[0].before(div);</text:p>
      <text:p text:style-name="Standard">// hearts[0].after(div);</text:p>
      <text:p text:style-name="Standard">// circles[0].remove();</text:p>
      <text:p text:style-name="Standard">// wrapper.removeChild(hearts[1]);</text:p>
      <text:p text:style-name="Standard">// hearts[0].replaceWith(circles[0]);</text:p>
      <text:p text:style-name="Standard">// wrapper.replaceChild(circles[0], hearts[0]);</text:p>
      <text:p text:style-name="Standard"/>
      <text:p text:style-name="Standard">// div.innerHTML = 'hello';</text:p>
      <text:p text:style-name="Standard">div.innerHTML = '&lt;h1&gt;hello&lt;/h1&gt;';</text:p>
      <text:p text:style-name="Standard">// div.insertAdjacentHTML('beforebegin', '&lt;h2&gt;Hi&lt;/h2&gt;');</text:p>
      <text:p text:style-name="Standard">// div.insertAdjacentHTML('afterbegin', '&lt;h2&gt;Hi&lt;/h2&gt;');</text:p>
      <text:p text:style-name="Standard">// div.insertAdjacentHTML('beforeend', '&lt;h2&gt;Hi&lt;/h2&gt;');</text:p>
      <text:p text:style-name="Standard">// div.insertAdjacentHTML('afterend', '&lt;h2&gt;Hi&lt;/h2&gt;');</text:p>
      <text:p text:style-name="Standard"/>
      <text:p text:style-name="Standard">// div.textContent = 'hello';</text:p>
      <text:p text:style-name="Standard"/>
      <text:p text:style-name="Standard"/>
      <text:p text:style-name="P5"/>
      <text:p text:style-name="Standard"><text:span text:style-name="T5"/></text:p>
      <text:p text:style-name="Standard"/>
      <text:p text:style-name="Standard"/>
      <text:p text:style-name="Standard"/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5T08:20:32.958000000</meta:creation-date>
    <dc:date>2024-01-28T22:53:27.35</dc:date>
    <meta:editing-duration>PT3H59M15S</meta:editing-duration>
    <meta:editing-cycles>5</meta:editing-cycles>
    <meta:generator>OpenOffice/4.1.11$Win32 OpenOffice.org_project/4111m1$Build-9808</meta:generator>
    <meta:document-statistic meta:table-count="0" meta:image-count="0" meta:object-count="0" meta:page-count="14" meta:paragraph-count="555" meta:word-count="2298" meta:character-count="14038"/>
  </office:meta>
</office:document-meta>
</file>